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Mangal1" svg:font-family="Mangal"/>
    <style:font-face style:name="Source Code Pro Black" svg:font-family="'Source Code Pro Black'" style:font-family-generic="modern" style:font-pitch="fixed"/>
    <style:font-face style:name="Mangal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subtitle">
      <style:graphic-properties draw:fill-color="#ffffff" draw:textarea-vertical-align="bottom" draw:auto-grow-height="true" fo:min-height="5.5cm"/>
    </style:style>
    <style:style style:name="pr2" style:family="presentation" style:parent-style-name="Midnightblue1-title">
      <style:graphic-properties draw:auto-grow-height="true" fo:min-height="12.36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language="en" fo:country="GB"/>
    </style:style>
    <style:style style:name="P3" style:family="paragraph">
      <style:text-properties fo:color="#333333" style:text-outline="false" style:font-name="Cooper Std Black" fo:font-size="32pt" style:font-name-asian="CMBX12" style:font-size-asian="32pt" style:font-name-complex="CMBX12" style:font-size-complex="32pt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8" style:family="paragraph">
      <loext:graphic-properties draw:fill-color="#ffffff"/>
      <style:text-properties fo:font-size="20pt" fo:language="en" fo:country="GB"/>
    </style:style>
    <style:style style:name="P9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color="#333333" style:text-outline="false" style:font-name="Source Code Pro Black" fo:font-size="32pt" style:font-name-asian="CMBX12" style:font-size-asian="32pt" style:font-name-complex="CMBX12" style:font-size-complex="3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language="en" fo:country="GB" fo:text-shadow="none" style:text-underline-style="none" fo:font-weight="normal" style:letter-kerning="true" style:font-name-asian="CMBX12" style:font-size-asian="28pt" style:font-weight-asian="normal" style:font-name-complex="CMBX12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1" fo:font-size="26pt" fo:language="en" fo:country="GB" fo:text-shadow="none" style:text-underline-style="none" fo:font-weight="normal" style:letter-kerning="true" style:font-name-asian="CMBX12" style:font-size-asian="24pt" style:font-weight-asian="normal" style:font-name-complex="CMBX12" style:font-size-complex="26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1" fo:font-size="24pt" fo:language="en" fo:country="GB" fo:text-shadow="none" style:text-underline-style="none" fo:font-weight="normal" style:letter-kerning="true" style:font-name-asian="CMBX12" style:font-size-asian="24pt" style:font-weight-asian="normal" style:font-name-complex="CMBX12" style:font-size-complex="24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1" fo:font-size="22pt" fo:language="en" fo:country="GB" fo:text-shadow="none" style:text-underline-style="none" fo:font-weight="normal" style:letter-kerning="true" style:font-name-asian="CMBX12" style:font-size-asian="22pt" style:font-weight-asian="normal" style:font-name-complex="CMBX12" style:font-size-complex="2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language="en" fo:country="GB" fo:text-shadow="none" style:text-underline-style="none" fo:font-weight="normal" style:letter-kerning="true" style:font-name-asian="CMBX12" style:font-size-asian="32pt" style:font-weight-asian="normal" style:font-name-complex="CMBX12" style:font-size-complex="32pt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style="normal" style:font-size-asian="28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5cm" svg:x="1cm" svg:y="14.5cm" presentation:class="subtitle" presentation:user-transformed="true">
          <draw:text-box>
            <text:p text:style-name="P1"><text:span text:style-name="T1">Matthieu BETTINGER</text:span></text:p>
          </draw:text-box>
        </draw:frame>
        <draw:frame presentation:style-name="pr2" draw:text-style-name="P3" draw:layer="layout" svg:width="26cm" svg:height="12.363cm" svg:x="1cm" svg:y="0.801cm" presentation:class="title" presentation:user-transformed="true">
          <draw:text-box>
            <text:p><text:span text:style-name="T2">RedChainLab</text:span><text:span text:style-name="T2"><text:line-break/></text:span><text:span text:style-name="T2">iExec – DRI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1">RedChainLab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3">Joint laboratory</text:span></text:p>
                <text:list>
                  <text:list-item>
                    <text:p><text:span text:style-name="T4">Between the LIRIS-DRIM team and iExec</text:span></text:p>
                  </text:list-item>
                  <text:list-item>
                    <text:p><text:span text:style-name="T5">Coordinated by Sonia BEN MOKHTAR (BFT, Distributed Systems)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6"><text:span text:style-name="T7">From 2022 to 2024</text:span></text:p>
                <text:list>
                  <text:list-header>
                    <text:p><text:span text:style-name="T5">~2 end-of-studies projects per y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earch fields</text:p>
          </draw:text-box>
        </draw:frame>
        <draw:frame presentation:style-name="pr5" draw:layer="layout" svg:width="26cm" svg:height="13.5cm" svg:x="1cm" svg:y="5.5cm" presentation:class="outline" presentation:user-transformed="true">
          <draw:text-box>
            <text:list text:style-name="L2">
              <text:list-item>
                <text:p text:style-name="P6"><text:span text:style-name="T8">Blockchain Scalability</text:span></text:p>
              </text:list-item>
              <text:list-item>
                <text:p text:style-name="P6"><text:span text:style-name="T8">Trusted Execution Environments</text:span></text:p>
              </text:list-item>
              <text:list-item>
                <text:p text:style-name="P6"><text:span text:style-name="T8">Confidentiality</text:span></text:p>
              </text:list-item>
              <text:list-item>
                <text:p><text:span text:style-name="T8">Genericity/Interoperability/Compos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Mangal1" svg:font-family="Mangal"/>
    <style:font-face style:name="Source Code Pro Black" svg:font-family="'Source Code Pro Black'" style:font-family-generic="modern" style:font-pitch="fixed"/>
    <style:font-face style:name="Mangal" svg:font-family="Mang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4H12M</meta:editing-duration>
    <meta:editing-cycles>60</meta:editing-cycles>
    <meta:generator>LibreOffice/6.1.3.2$Windows_X86_64 LibreOffice_project/86daf60bf00efa86ad547e59e09d6bb77c699acb</meta:generator>
    <dc:title>Midnightblue</dc:title>
    <dc:date>2021-12-04T12:13:03.382000000</dc:date>
    <meta:document-statistic meta:object-count="73"/>
  </office:meta>
</office:document-meta>
</file>